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2" style:family="paragraph" style:parent-style-name="Footer">
      <style:paragraph-properties fo:text-align="end" style:justify-single-word="false" style:snap-to-layout-grid="false"/>
    </style:style>
    <style:style style:name="P13" style:family="paragraph" style:parent-style-name="Footer">
      <style:text-properties fo:language="fr" fo:country="BE"/>
    </style:style>
    <style:style style:name="P14" style:family="paragraph" style:parent-style-name="Standard">
      <style:text-properties fo:font-style="italic" officeooo:paragraph-rsid="000da6d9" style:font-style-asian="italic" style:font-style-complex="italic"/>
    </style:style>
    <style:style style:name="P15" style:family="paragraph" style:parent-style-name="SubTitle">
      <style:text-properties officeooo:paragraph-rsid="000da6d9"/>
    </style:style>
    <style:style style:name="P16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da6d9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81835536" text:id="ct81835536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84899200" text:id="ct84899200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77811712" text:id="ct77811712">
          <text:insertion>
            <office:change-info>
              <dc:creator>Auteur inconnu</dc:creator>
              <dc:date>2017-02-21T09:49:00</dc:date>
            </office:change-info>
          </text:insertion>
        </text:changed-region>
        <text:changed-region xml:id="ct79091856" text:id="ct79091856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88242304" text:id="ct8824230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83594224" text:id="ct83594224">
          <text:insertion>
            <office:change-info>
              <dc:creator>Auteur inconnu</dc:creator>
              <dc:date>2017-02-21T09:50:00</dc:date>
            </office:change-info>
          </text:insertion>
        </text:changed-region>
        <text:changed-region xml:id="ct81498400" text:id="ct81498400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80448096" text:id="ct80448096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change-start text:change-id="ct81835536"/>self.Title()<text:change-end text:change-id="ct81835536"/> </text:p>
      <text:p text:style-name="P15"><text:change-start text:change-id="ct84899200"/><text:span text:style-name="T4">view.translate('decisions')</text:span><text:change-end text:change-id="ct84899200"/></text:p>
      <text:p text:style-name="P4"/>
      <text:p text:style-name="P14"><text:change-start text:change-id="ct77811712"/><text:span text:style-name="T4">view.translate('PloneMeeting_label_assembly')</text:span><text:change-end text:change-id="ct77811712"/>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79091856"/>item.getItemNumber(relativeTo='meeting')<text:change-end text:change-id="ct79091856"/>. <text:change-start text:change-id="ct88242304"/>item.Title()<text:change-end text:change-id="ct88242304"/> </text:p>
        <text:p text:style-name="Standard"><office:annotation><dc:date>2007-09-24T00:00:00</dc:date><text:p>do text</text:p><text:p>from xhtml(item.Description())</text:p><text:p/></office:annotation>Description </text:p>
        <text:p text:style-name="Standard"/>
        <text:p text:style-name="P5">Decision</text:p>
        <text:p text:style-name="Standard"><office:annotation><dc:date>2007-09-24T00:00:00</dc:date><text:p>do text</text:p><text:p>from xhtml(item.getDeliberation())</text:p><text:p/></office:annotation>Decision </text:p>
      </text:section>
      <text:section text:style-name="Sect1" text:name="LateItems">
        <text:p text:style-name="P6"/>
        <text:p text:style-name="P15"><office:annotation><dc:date>2007-10-31T00:00:00</dc:date><text:p>do section- if self.getItemsInOrder(late=True, uids=itemUids)</text:p></office:annotation><text:change-start text:change-id="ct83594224"/><text:span text:style-name="T4">view.translate('late_presented_items')</text:span><text:change-end text:change-id="ct83594224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81498400"/>item.getItemNumber(relativeTo='meeting')<text:change-end text:change-id="ct81498400"/>. <text:change-start text:change-id="ct80448096"/>item.Title()<text:change-end text:change-id="ct80448096"/> </text:p>
              <text:p text:style-name="Standard"><office:annotation><dc:date>2007-10-31T00:00:00</dc:date><text:p>do text</text:p><text:p>from xhtml(item.Description())</text:p></office:annotation>Description</text:p>
              <text:p text:style-name="Standard"/>
              <text:p text:style-name="P5">Decision</text:p>
              <text:p text:style-name="Standard"><office:annotation><dc:date>2007-10-31T00:00:00</dc:date><text:p>do text</text:p><text:p>from xhtml(item.getDeliberation())</text:p></office:annotation>Decision </text:p>
            </table:table-cell>
          </table:table-row>
        </table:table>
        <text:p text:style-name="P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2-21T09:54:18.935741526</dc:date>
    <dc:language>fr-BE</dc:language>
    <meta:editing-cycles>100</meta:editing-cycles>
    <meta:editing-duration>P1DT6H53M48S</meta:editing-duration>
    <meta:document-statistic meta:table-count="3" meta:image-count="1" meta:object-count="0" meta:page-count="1" meta:paragraph-count="15" meta:word-count="18" meta:character-count="304" meta:non-whitespace-character-count="29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